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1</text:p>
      <text:list xml:id="list2306349251047126413" text:style-name="L1">
        <text:list-item>
          <text:p text:style-name="P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6067807485480263573" text:style-name="L2">
        <text:list-item>
          <text:p text:style-name="P1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0"><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551107611210580898" text:style-name="L3">
        <text:list-item>
          <text:p text:style-name="P11">fixed another bug in penumbral curve fit and removed diagnostic printouts.<text:line-break/><text:soft-page-break/></text:p>
        </text:list-item>
      </text:list>
      <text:p text:style-name="Standard">version 3.5.8</text:p>
      <text:list xml:id="list6624564588063009962" text:style-name="L4">
        <text:list-item>
          <text:p text:style-name="P12">fixed a number of bugs in the penumbral curve fit code<text:line-break/></text:p>
        </text:list-item>
      </text:list>
      <text:p text:style-name="Standard">version 3.5.7</text:p>
      <text:list xml:id="list411065681358811276" text:style-name="L5">
        <text:list-item>
          <text:p text:style-name="P1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411556269007212104" text:style-name="L6">
        <text:list-item>
          <text:p text:style-name="P1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681299447127047625" text:style-name="L7">
        <text:list-item>
          <text:p text:style-name="P1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973744598644982541" text:style-name="L8">
        <text:list-item>
          <text:p text:style-name="P1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113071496950690635" text:style-name="L9">
        <text:list-item>
          <text:p text:style-name="P1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049480892196448188" text:style-name="L10">
        <text:list-item>
          <text:p text:style-name="P1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text:soft-page-break/>an automatic 'trim' of the points affected by extrapolation.<text:line-break/></text:p>
        </text:list-item>
      </text:list>
      <text:p text:style-name="Standard">version 3.5.1</text:p>
      <text:list xml:id="list2570336070901167582" text:style-name="L11">
        <text:list-item>
          <text:p text:style-name="P19">Added additional references to the North American Excel Spreadsheet report in the new section of the final report that bangs on about the start-of-exposure timing convention.<text:line-break/></text:p>
        </text:list-item>
      </text:list>
      <text:p text:style-name="Standard">version 3.5.0</text:p>
      <text:list xml:id="list5826315164079986198" text:style-name="L12">
        <text:list-item>
          <text:p text:style-name="P2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NEW: when 'trims' have been placed, a 'write csv' process will honor those values and produce a 'trimmed' output file.<text:line-break/></text:p>
        </text:list-item>
        <text:list-item>
          <text:p text:style-name="P20">NEW: when a light curve has been 'normalized', the changed values are written to the data table where, once again, a 'write csv' process will capture the results.<text:line-break/></text:p>
        </text:list-item>
        <text:list-item>
          <text:p text:style-name="P20">Added additional reminders that the start-of-exposure timestamp/timing convention is employed.</text:p>
        </text:list-item>
      </text:list>
      <text:p text:style-name="Standard"/>
      <text:p text:style-name="Standard">version 3.4.9</text:p>
      <text:list xml:id="list6401763188639309155" text:style-name="L13">
        <text:list-item>
          <text:p text:style-name="P21">Added some explanatory language to the “Excel report” section regarding the proper interpretation of the 'false positive probability' number.<text:line-break/></text:p>
        </text:list-item>
      </text:list>
      <text:p text:style-name="Standard">version 3.4.8</text:p>
      <text:list xml:id="list594520980392641578" text:style-name="L14">
        <text:list-item>
          <text:p text:style-name="P22">This version deals more realistically with high magDrop lightcurves by defining a 'limiting magDrop' as: <text:line-break/><text:line-break/><text:tab/>limMagDrop = 2.5 * log10( B / std(A) ) <text:line-break/><text:line-break/><text:tab/>std(A) is the noise level of A.</text:p>
          <text:p text:style-name="P2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soft-pag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592249111913451468" text:style-name="L15">
        <text:list-item>
          <text:p text:style-name="P23">Automatically loads the correct version of Adv2<text:line-break/></text:p>
        </text:list-item>
      </text:list>
      <text:p text:style-name="Standard">version 3.4.6</text:p>
      <text:list xml:id="list7586844502693392571" text:style-name="L16">
        <text:list-item>
          <text:p text:style-name="P24">Adds AAV Version 2 file as a type that can be read (important when Do OCR check is enabled)</text:p>
        </text:list-item>
      </text:list>
      <text:p text:style-name="Standard"/>
      <text:p text:style-name="Standard">version 3.4.5</text:p>
      <text:list xml:id="list490250548977433843" text:style-name="L17">
        <text:list-item>
          <text:p text:style-name="P25">Fixes block integration which was failing when more than 4 lightcurves were being processed.<text:line-break/></text:p>
        </text:list-item>
        <text:list-item>
          <text:p text:style-name="P25">Made use diff and Do OCR checkboxes sticky.<text:line-break/></text:p>
        </text:list-item>
      </text:list>
      <text:p text:style-name="Standard">version 3.4.4</text:p>
      <text:list xml:id="list7152612220730591922" text:style-name="L18">
        <text:list-item>
          <text:p text:style-name="P2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648244147167156201" text:style-name="L19">
        <text:list-item>
          <text:p text:style-name="P2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222568224169024615" text:style-name="L20">
        <text:list-item>
          <text:p text:style-name="P2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015637760715076305" text:style-name="L21">
        <text:list-item>
          <text:p text:style-name="P29"><text:soft-page-break/>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098491908994150195" text:style-name="L22">
        <text:list-item>
          <text:p text:style-name="P3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129476291030492820" text:style-name="L23">
        <text:list-item>
          <text:p text:style-name="P31">Automatically installs cv2 if not already present. <text:s/>This package is needed for the new frame view feature.<text:line-break/></text:p>
        </text:list-item>
      </text:list>
      <text:p text:style-name="Standard">version 3.3.8</text:p>
      <text:list xml:id="list7962528839650015737" text:style-name="L24">
        <text:list-item>
          <text:p text:style-name="P3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679570231903528263" text:style-name="L25">
        <text:list-item>
          <text:p text:style-name="P33">A new button (View frame) with an associated spinner for entry of a frame number has been added:</text:p>
          <text:p text:style-name="P33"/>
        </text:list-item>
      </text:list>
      <text:p text:style-name="P6">Use this button to view a frame from the video that was used by PyMovie or Limovie to prepare the .csv file that is currently being analyzed. <text:s/>.avi and .ser files are viewable in <text:soft-page-break/>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299997251262609398" text:style-name="L26">
        <text:list-item>
          <text:p text:style-name="P3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022525676442268791" text:style-name="L27">
        <text:list-item>
          <text:p text:style-name="P3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892261047757026112" text:style-name="L28">
        <text:list-item>
          <text:p text:style-name="P3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text:soft-page-break/>version 3.3.1:</text:p>
      <text:list xml:id="list90989346713643957" text:style-name="L29">
        <text:list-item>
          <text:p text:style-name="P3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837456722677517766" text:style-name="L30">
        <text:list-item>
          <text:p text:style-name="P38">Changed main plot so that the scroll wheel only zooms the x axis.</text:p>
        </text:list-item>
        <text:list-item>
          <text:p text:style-name="P38">Changed lightcurve plot so that it conforms properly to 'start-of-exposure'.<text:line-break/></text:p>
        </text:list-item>
      </text:list>
      <text:p text:style-name="Standard">version 3.2.8</text:p>
      <text:list xml:id="list7092233434166508058" text:style-name="L31">
        <text:list-item>
          <text:p text:style-name="P39">Changed font size in help files --- it was fine for Mac but too big for Win10<text:line-break/></text:p>
        </text:list-item>
      </text:list>
      <text:p text:style-name="Standard">version 3.2.7</text:p>
      <text:list xml:id="list2721729755286420429" text:style-name="L32">
        <text:list-item>
          <text:p text:style-name="P4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950057083800949953" text:style-name="L33">
        <text:list-item>
          <text:p text:style-name="P41">This is a 'cosmetic' release --- there should be NO detectable differences from version 3.2.5 in terms of functionality.</text:p>
        </text:list-item>
        <text:list-item>
          <text:p text:style-name="P41">All python files were brought into compliance with PEP 8 coding standards. <text:s/>Only I care about that.</text:p>
        </text:list-item>
        <text:list-item>
          <text:p text:style-name="P4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1">All this 'cosmetic' work is in preparation for working on PyOTE issues again.<text:line-break/> </text:p>
        </text:list-item>
      </text:list>
      <text:p text:style-name="Standard">version 3.2.5</text:p>
      <text:list xml:id="list7804624600074347367" text:style-name="L34">
        <text:list-item>
          <text:p text:style-name="P4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810383193001661117" text:style-name="L35">
        <text:list-item>
          <text:p text:style-name="P43">Modified the test for newer version to accommodate the different strings returned by pip 18.1 and pip 19.0+</text:p>
        </text:list-item>
        <text:list-item>
          <text:p text:style-name="P43">Added ability to invoke PyOTE from PyMovie with an externally supplied csv file <text:soft-page-break/>that is automatically opened.<text:line-break/></text:p>
        </text:list-item>
      </text:list>
      <text:p text:style-name="Standard">version 3.2.3</text:p>
      <text:list xml:id="list2016615418717282483" text:style-name="L36">
        <text:list-item>
          <text:p text:style-name="P4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4">Added support for the PyMovie csv format<text:line-break/></text:p>
        </text:list-item>
      </text:list>
      <text:p text:style-name="Standard">version 3.2.1</text:p>
      <text:list xml:id="list3633025019905387131" text:style-name="L37">
        <text:list-item>
          <text:p text:style-name="P4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840221261959603899" text:style-name="L38">
        <text:list-item>
          <text:p text:style-name="P46">Changed GUI to better align text on min max edit boxes to avoid confusion.<text:line-break/></text:p>
        </text:list-item>
      </text:list>
      <text:p text:style-name="Standard">version 3.1.9</text:p>
      <text:list xml:id="list3508988175631678458" text:style-name="L39">
        <text:list-item>
          <text:p text:style-name="P47">Fixed a bug in the test for a min/max solution search being constrained by a too large min value.<text:line-break/></text:p>
        </text:list-item>
      </text:list>
      <text:p text:style-name="Standard">version 3.1.8</text:p>
      <text:list xml:id="list6644806631540011240" text:style-name="L40">
        <text:list-item>
          <text:p text:style-name="P48">version 3.1.7 was released without an updated version history. <text:s/>Here is what was changed in 3.1.7:<text:line-break/></text:p>
        </text:list-item>
        <text:list-item>
          <text:p text:style-name="P4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258746434074543616" text:style-name="L41">
        <text:list-item>
          <text:p text:style-name="P49">Values entered in the Manual Timestamp Entry dialog box are now 'sticky', thus <text:soft-page-break/>making corrections easy to do without requiring re-entry of all data. </text:p>
          <text:p text:style-name="P49"><text:line-break/>Also trapped is the case where a user has entered a custom frame time but failed to click the radio button indicating that it is to be used.<text:line-break/></text:p>
        </text:list-item>
      </text:list>
      <text:p text:style-name="Standard">version 3.1.5:</text:p>
      <text:list xml:id="list9066717016552228876" text:style-name="L42">
        <text:list-item>
          <text:p text:style-name="P5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9162360362652223631" text:style-name="L43">
        <text:list-item>
          <text:p text:style-name="P51">Fixed error in new dropped reading detection logic when light curve was processed in field mode.<text:line-break/></text:p>
        </text:list-item>
        <text:list-item>
          <text:p text:style-name="P51">Cleaned up some language in tooltips.<text:line-break/></text:p>
        </text:list-item>
      </text:list>
      <text:p text:style-name="Standard">version 3.1.3:</text:p>
      <text:list xml:id="list4197746443397812455" text:style-name="L44">
        <text:list-item>
          <text:p text:style-name="P5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2">Eliminated the 'entry num' column in the data matrix at the lower left of the GUI. The 'entry num' is unused and a possible source of confusion with the frame or field number for the unwary.<text:line-break/></text:p>
        </text:list-item>
        <text:list-item>
          <text:p text:style-name="P5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302734726278502350" text:style-name="L45">
        <text:list-item>
          <text:p text:style-name="P5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text:soft-page-break/>version 3.1.1:</text:p>
      <text:list xml:id="list6306795802827857078" text:style-name="L46">
        <text:list-item>
          <text:p text:style-name="P5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68838765024340757" text:style-name="L47">
        <text:list-item>
          <text:p text:style-name="P5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78688783253663213" text:style-name="L48">
        <text:list-item>
          <text:p text:style-name="P5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733983045420347395" text:style-name="L49">
        <text:list-item>
          <text:p text:style-name="P5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673622229026799342" text:style-name="L50">
        <text:list-item>
          <text:p text:style-name="P5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084246270460331476" text:style-name="L51">
        <text:list-item>
          <text:p text:style-name="P59"><text:soft-page-break/>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975192949511900270" text:style-name="L52">
        <text:list-item>
          <text:p text:style-name="P60">Disable the Accept integration button when user overrides an automatic block analysis with a manual block selection followed by a click on the Block integrate button.<text:line-break/></text:p>
        </text:list-item>
      </text:list>
      <text:p text:style-name="Standard">version 2.1.4:</text:p>
      <text:list xml:id="list2660716695440400618" text:style-name="L53">
        <text:list-item>
          <text:p text:style-name="P61">Corrected a bug that kept manual selection of block integration from being performed after a refusal to accept the automatic block analysis results.<text:line-break/></text:p>
        </text:list-item>
      </text:list>
      <text:p text:style-name="Standard">version 2.1.3:</text:p>
      <text:list xml:id="list5391383465503124912" text:style-name="L54">
        <text:list-item>
          <text:p text:style-name="P6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187206844166118433" text:style-name="L55">
        <text:list-item>
          <text:p text:style-name="P6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626839888647236985" text:style-name="L56">
        <text:list-item>
          <text:p text:style-name="P64">Added progress bar tracking of block integration analysis because it can take an extended amount of time to complete the analysis when the light curve has many points.<text:line-break/></text:p>
        </text:list-item>
      </text:list>
      <text:p text:style-name="Standard">version 2.1.0</text:p>
      <text:list xml:id="list2798603614358085072" text:style-name="L57">
        <text:list-item>
          <text:p text:style-name="P6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138216082019991500" text:style-name="L58">
        <text:list-item>
          <text:p text:style-name="P66">Made the selection of Tooltip display 'sticky'</text:p>
        </text:list-item>
        <text:list-item>
          <text:p text:style-name="P66">Duration calculation when D and R span midnight now handled correctly</text:p>
        </text:list-item>
      </text:list>
      <text:p text:style-name="Standard"/>
      <text:p text:style-name="Standard">version 2.0.8</text:p>
      <text:list xml:id="list2597383691093796804" text:style-name="L59">
        <text:list-item>
          <text:p text:style-name="P67">toolTips changed to invoke and display in a custom dialog box that can be moved and resized to better accommodate legacy displays</text:p>
        </text:list-item>
        <text:list-item>
          <text:p text:style-name="P67">Calc flash timing calculation fixed to properly deal with the non-integer frame numbers that can result from field processed csv files</text:p>
        </text:list-item>
        <text:list-item>
          <text:p text:style-name="P67">Flash timing has been verified to work with integrated light curves</text:p>
        </text:list-item>
        <text:list-item>
          <text:p text:style-name="P67"><text:soft-page-break/>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508330646089056217" text:style-name="L60">
        <text:list-item>
          <text:p text:style-name="P68">Adds a button to calculate the edge position of an LED timing flash.</text:p>
        </text:list-item>
        <text:list-item>
          <text:p text:style-name="P6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8">Adds a checkbox to force manual entry of timestamp info. <text:s/>This is useful when OCR on a VTI timed light curve has catastrophic errors. <text:s/>It is always employed when using LED flash timing.</text:p>
        </text:list-item>
      </text:list>
      <text:list xml:id="list2879382575438538499" text:style-name="L61">
        <text:list-item>
          <text:p text:style-name="P6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458195074657485110" text:style-name="L62">
        <text:list-item>
          <text:p text:style-name="P7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152148634129848186" text:style-name="L63">
        <text:list-item>
          <text:p text:style-name="P71">files generated by pyote now contain PYOTE in the filename.<text:line-break/></text:p>
        </text:list-item>
        <text:list-item>
          <text:p text:style-name="P7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504107831249626309" text:style-name="L64">
        <text:list-item>
          <text:p text:style-name="P7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065877774165808337" text:style-name="L65">
        <text:list-item>
          <text:p text:style-name="P73">detects and handles situations in which fewer than 14 baseline points are <text:soft-page-break/>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844603255293486902" text:style-name="L66">
        <text:list-item>
          <text:p text:style-name="P7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291821144287349066" text:style-name="L67">
        <text:list-item>
          <text:p text:style-name="P75">improved handling of D and R region selection so that one cannot enter an invalid configuration --- automatic corrections/changes are applied.<text:line-break/></text:p>
        </text:list-item>
        <text:list-item>
          <text:p text:style-name="P7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555505320742994321" text:style-name="L68">
        <text:list-item>
          <text:p text:style-name="P7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018981887969783400" text:style-name="L69">
        <text:list-item>
          <text:p text:style-name="P7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404673207908099220" text:style-name="L70">
        <text:list-item>
          <text:p text:style-name="P7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055779919496704347" text:style-name="L71">
        <text:list-item>
          <text:p text:style-name="P7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739240328114280494" text:style-name="L72">
        <text:list-item>
          <text:p text:style-name="P8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9T09:25:37</dc:date>
    <meta:editing-cycles>106</meta:editing-cycles>
    <meta:editing-duration>PT22H5M38S</meta:editing-duration>
    <meta:document-statistic meta:table-count="0" meta:image-count="3" meta:object-count="0" meta:page-count="15" meta:paragraph-count="202" meta:word-count="5998" meta:character-count="35006"/>
    <meta:template xlink:type="simple" xlink:actuate="onRequest" xlink:title="" xlink:href="Normal"/>
  </office:meta>
</office:document-meta>
</file>